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400000014006010158DD4B53583.jpg" manifest:media-type="image/jpe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in" svg:y="0in" svg:width="8.2673in" svg:height="8.2673in" draw:z-index="0"><draw:image xlink:href="Pictures/1000000000001400000014006010158DD4B53583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8.2681in" style:num-format="1" style:print-orientation="portrait" fo:margin-top="0in" fo:margin-bottom="0in" fo:margin-left="0in" fo:margin-right="0in" style:writing-mode="lr-tb" style:layout-grid-color="#c0c0c0" style:layout-grid-lines="21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VeryPDF</meta:initial-creator>
    <meta:document-statistic meta:table-count="0" meta:image-count="1" meta:object-count="0" meta:page-count="1" meta:paragraph-count="0" meta:word-count="0" meta:character-count="0" meta:non-whitespace-character-count="0"/>
    <meta:generator>LibreOffice/6.4.4.2$Linux_X86_64 LibreOffice_project/3d775be2011f3886db32dfd395a6a6d1ca2630ff</meta:generator>
    <meta:user-defined meta:name="Company">VeryPDF.com Inc</meta:user-defined>
  </office:meta>
</office:document-meta>
</file>